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28.35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70"/>
          <table:table-cell table:style-name="ce82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5" office:value-type="string" calcext:value-type="string">
            <text:p><text:s text:c="10"/>單位：平方公里；個；戶；人；%</text:p>
          </table:table-cell>
          <table:table-cell table:style-name="ce71"/>
          <table:table-cell table:style-name="ce82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7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2"/>
          <table:table-cell table:style-name="ce55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6" office:value-type="string" calcext:value-type="string">
            <text:p>人口密度 ( 每平</text:p>
          </table:table-cell>
          <table:table-cell table:style-name="ce72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style-name="ce56" office:value-type="string" calcext:value-type="string">
            <text:p>女子對男子數<text:span text:style-name="T7"> )</text:span></text:p>
          </table:table-cell>
          <table:table-cell table:style-name="ce67" office:value-type="string" calcext:value-type="string">
            <text:p>方公里人口數 )</text:p>
          </table:table-cell>
          <table:table-cell table:style-name="ce73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06" calcext:value-type="float">
            <text:p><text:s text:c="3"/>606</text:p>
          </table:table-cell>
          <table:table-cell table:style-name="ce74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5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3" office:value-type="float" office:value="11312728" calcext:value-type="float">
            <text:p><text:s text:c="3"/>11,312,728</text:p>
          </table:table-cell>
          <table:table-cell table:style-name="ce46" office:value-type="float" office:value="10779659" calcext:value-type="float">
            <text:p><text:s text:c="3"/>10,779,659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10" calcext:value-type="float">
            <text:p><text:s text:c="3"/>610</text:p>
          </table:table-cell>
          <table:table-cell table:style-name="ce74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6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3" office:value-type="float" office:value="11392050" calcext:value-type="float">
            <text:p><text:s text:c="3"/>11,392,050</text:p>
          </table:table-cell>
          <table:table-cell table:style-name="ce46" office:value-type="float" office:value="10884622" calcext:value-type="float">
            <text:p><text:s text:c="3"/>10,884,622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616" calcext:value-type="float">
            <text:p><text:s text:c="3"/>616</text:p>
          </table:table-cell>
          <table:table-cell table:style-name="ce74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19" calcext:value-type="float">
            <text:p><text:s text:c="3"/>619</text:p>
          </table:table-cell>
          <table:table-cell table:style-name="ce74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622" calcext:value-type="float">
            <text:p><text:s text:c="3"/>622</text:p>
          </table:table-cell>
          <table:table-cell table:style-name="ce74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625" calcext:value-type="float">
            <text:p><text:s text:c="3"/>625</text:p>
          </table:table-cell>
          <table:table-cell table:style-name="ce75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627" calcext:value-type="float">
            <text:p><text:s text:c="3"/>627</text:p>
          </table:table-cell>
          <table:table-cell table:style-name="ce76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29" calcext:value-type="float">
            <text:p><text:s text:c="3"/>629</text:p>
          </table:table-cell>
          <table:table-cell table:style-name="ce76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632" calcext:value-type="float">
            <text:p><text:s text:c="3"/>632</text:p>
          </table:table-cell>
          <table:table-cell table:style-name="ce75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634" calcext:value-type="float">
            <text:p><text:s text:c="3"/>634</text:p>
          </table:table-cell>
          <table:table-cell table:style-name="ce75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637" calcext:value-type="float">
            <text:p><text:s text:c="3"/>637</text:p>
          </table:table-cell>
          <table:table-cell table:style-name="ce75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8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61" office:value-type="float" office:value="639" calcext:value-type="float">
            <text:p><text:s text:c="3"/>639</text:p>
          </table:table-cell>
          <table:table-cell table:style-name="ce77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42" office:value-type="float" office:value="147758" calcext:value-type="float">
            <text:p><text:s text:c="3"/>147,758</text:p>
          </table:table-cell>
          <table:table-cell table:style-name="ce34" office:value-type="float" office:value="7706202" calcext:value-type="float">
            <text:p><text:s text:c="3"/>7,706,202</text:p>
          </table:table-cell>
          <table:table-cell table:style-name="ce49" office:value-type="float" office:value="23063027" calcext:value-type="float">
            <text:p><text:s text:c="3"/>23,063,027</text:p>
          </table:table-cell>
          <table:table-cell table:style-name="ce34" office:value-type="float" office:value="11626940" calcext:value-type="float">
            <text:p><text:s text:c="3"/>11,626,940</text:p>
          </table:table-cell>
          <table:table-cell table:style-name="ce34" office:value-type="float" office:value="11436087" calcext:value-type="float">
            <text:p><text:s text:c="3"/>11,436,087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7" calcext:value-type="float">
            <text:p><text:s text:c="3"/>637</text:p>
          </table:table-cell>
          <table:table-cell table:style-name="ce78" office:value-type="float" office:value="2.99" calcext:value-type="float">
            <text:p><text:s text:c="3"/>2.99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6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40" calcext:value-type="float">
            <text:p><text:s text:c="3"/>7,840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20938" calcext:value-type="float">
            <text:p><text:s text:c="3"/>7,720,938</text:p>
          </table:table-cell>
          <table:table-cell table:style-name="ce49" office:value-type="float" office:value="23069345" calcext:value-type="float">
            <text:p><text:s text:c="3"/>23,069,345</text:p>
          </table:table-cell>
          <table:table-cell table:style-name="ce34" office:value-type="float" office:value="11627923" calcext:value-type="float">
            <text:p><text:s text:c="3"/>11,627,923</text:p>
          </table:table-cell>
          <table:table-cell table:style-name="ce34" office:value-type="float" office:value="11441422" calcext:value-type="float">
            <text:p><text:s text:c="3"/>11,441,422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7" calcext:value-type="float">
            <text:p><text:s text:c="3"/>637</text:p>
          </table:table-cell>
          <table:table-cell table:style-name="ce78" office:value-type="float" office:value="2.99" calcext:value-type="float">
            <text:p><text:s text:c="3"/>2.99</text:p>
          </table:table-cell>
          <table:table-cell/>
          <table:table-cell table:style-name="ce14"/>
          <table:table-cell table:style-name="ce85" table:number-columns-repeated="1010"/>
        </table:table-row>
        <table:table-row table:style-name="ro9">
          <table:table-cell table:style-name="ce8" office:value-type="string" calcext:value-type="string">
            <text:p>7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8" calcext:value-type="float">
            <text:p><text:s text:c="3"/>147,858</text:p>
          </table:table-cell>
          <table:table-cell table:style-name="ce34" office:value-type="float" office:value="7735374" calcext:value-type="float">
            <text:p><text:s text:c="3"/>7,735,374</text:p>
          </table:table-cell>
          <table:table-cell table:style-name="ce49" office:value-type="float" office:value="23077191" calcext:value-type="float">
            <text:p><text:s text:c="3"/>23,077,191</text:p>
          </table:table-cell>
          <table:table-cell table:style-name="ce34" office:value-type="float" office:value="11629938" calcext:value-type="float">
            <text:p><text:s text:c="3"/>11,629,938</text:p>
          </table:table-cell>
          <table:table-cell table:style-name="ce34" office:value-type="float" office:value="11447253" calcext:value-type="float">
            <text:p><text:s text:c="3"/>11,447,253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8" calcext:value-type="float">
            <text:p><text:s text:c="3"/>2.98</text:p>
          </table:table-cell>
          <table:table-cell/>
          <table:table-cell table:style-name="ce14"/>
          <table:table-cell table:style-name="ce85" table:number-columns-repeated="1010"/>
        </table:table-row>
        <table:table-row table:style-name="ro9">
          <table:table-cell table:style-name="ce8" office:value-type="string" calcext:value-type="string">
            <text:p>8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753876" calcext:value-type="float">
            <text:p><text:s text:c="3"/>7,753,876</text:p>
          </table:table-cell>
          <table:table-cell table:style-name="ce49" office:value-type="float" office:value="23082125" calcext:value-type="float">
            <text:p><text:s text:c="3"/>23,082,125</text:p>
          </table:table-cell>
          <table:table-cell table:style-name="ce34" office:value-type="float" office:value="11630342" calcext:value-type="float">
            <text:p><text:s text:c="3"/>11,630,342</text:p>
          </table:table-cell>
          <table:table-cell table:style-name="ce34" office:value-type="float" office:value="11451783" calcext:value-type="float">
            <text:p><text:s text:c="3"/>11,451,783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8" calcext:value-type="float">
            <text:p><text:s text:c="3"/>2.98</text:p>
          </table:table-cell>
          <table:table-cell/>
          <table:table-cell table:style-name="ce14"/>
          <table:table-cell table:style-name="ce85" table:number-columns-repeated="1010"/>
        </table:table-row>
        <table:table-row table:style-name="ro9">
          <table:table-cell table:style-name="ce8" office:value-type="string" calcext:value-type="string">
            <text:p>9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6" calcext:value-type="float">
            <text:p><text:s text:c="3"/>147,866</text:p>
          </table:table-cell>
          <table:table-cell table:style-name="ce34" office:value-type="float" office:value="7777527" calcext:value-type="float">
            <text:p><text:s text:c="3"/>7,777,527</text:p>
          </table:table-cell>
          <table:table-cell table:style-name="ce49" office:value-type="float" office:value="23086441" calcext:value-type="float">
            <text:p><text:s text:c="3"/>23,086,441</text:p>
          </table:table-cell>
          <table:table-cell table:style-name="ce34" office:value-type="float" office:value="11630216" calcext:value-type="float">
            <text:p><text:s text:c="3"/>11,630,216</text:p>
          </table:table-cell>
          <table:table-cell table:style-name="ce34" office:value-type="float" office:value="11456225" calcext:value-type="float">
            <text:p><text:s text:c="3"/>11,456,225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5" table:number-columns-repeated="1010"/>
        </table:table-row>
        <table:table-row table:style-name="ro9">
          <table:table-cell table:style-name="ce8" office:value-type="string" calcext:value-type="string">
            <text:p>10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49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8" calcext:value-type="float">
            <text:p><text:s text:c="3"/>638</text:p>
          </table:table-cell>
          <table:table-cell table:style-name="ce78" office:value-type="float" office:value="2.97" calcext:value-type="float">
            <text:p><text:s text:c="3"/>2.97</text:p>
          </table:table-cell>
          <table:table-cell/>
          <table:table-cell table:style-name="ce14"/>
          <table:table-cell table:style-name="ce85" table:number-columns-repeated="1010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2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49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5" table:number-columns-repeated="1010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42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9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639" calcext:value-type="float">
            <text:p><text:s text:c="3"/>639</text:p>
          </table:table-cell>
          <table:table-cell table:style-name="ce78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5" table:number-columns-repeated="1010"/>
        </table:table-row>
        <table:table-row table:style-name="ro10">
          <table:table-cell table:style-name="ce6" office:value-type="string" calcext:value-type="string">
            <text:p>99年1~5月</text:p>
          </table:table-cell>
          <table:table-cell table:style-name="ce23"/>
          <table:table-cell table:style-name="ce35" table:number-columns-repeated="2"/>
          <table:table-cell table:style-name="ce43"/>
          <table:table-cell table:style-name="ce35"/>
          <table:table-cell table:style-name="ce50"/>
          <table:table-cell table:style-name="ce35" table:number-columns-repeated="2"/>
          <table:table-cell table:style-name="ce62" table:number-columns-repeated="2"/>
          <table:table-cell table:style-name="ce78"/>
          <table:table-cell/>
          <table:table-cell table:style-name="ce14"/>
          <table:table-cell table:style-name="ce85" table:number-columns-repeated="1010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43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50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 table:style-name="ce83"/>
          <table:table-cell table:style-name="ce85" table:number-columns-repeated="1011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50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6" calcext:value-type="float">
            <text:p><text:s text:c="3"/>2.96</text:p>
          </table:table-cell>
          <table:table-cell table:style-name="ce83"/>
          <table:table-cell table:style-name="ce85" table:number-columns-repeated="1011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50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5" calcext:value-type="float">
            <text:p><text:s text:c="3"/>2.95</text:p>
          </table:table-cell>
          <table:table-cell table:style-name="ce83"/>
          <table:table-cell table:number-columns-repeated="1011"/>
        </table:table-row>
        <table:table-row table:style-name="ro11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43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50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5" calcext:value-type="float">
            <text:p><text:s text:c="3"/>2.95</text:p>
          </table:table-cell>
          <table:table-cell table:style-name="ce83"/>
          <table:table-cell table:number-columns-repeated="1011"/>
        </table:table-row>
        <table:table-row table:style-name="ro11">
          <table:table-cell table:style-name="ce10" office:value-type="string" calcext:value-type="string">
            <text:p>5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0" calcext:value-type="float">
            <text:p><text:s text:c="3"/>7,830</text:p>
          </table:table-cell>
          <table:table-cell table:style-name="ce44" office:value-type="float" office:value="147941" calcext:value-type="float">
            <text:p><text:s text:c="3"/>147,941</text:p>
          </table:table-cell>
          <table:table-cell table:style-name="ce36" office:value-type="float" office:value="7860131" calcext:value-type="float">
            <text:p><text:s text:c="3"/>7,860,131</text:p>
          </table:table-cell>
          <table:table-cell table:style-name="ce51" office:value-type="float" office:value="23135715" calcext:value-type="float">
            <text:p><text:s text:c="3"/>23,135,715</text:p>
          </table:table-cell>
          <table:table-cell table:style-name="ce36" office:value-type="float" office:value="11635040" calcext:value-type="float">
            <text:p><text:s text:c="3"/>11,635,040</text:p>
          </table:table-cell>
          <table:table-cell table:style-name="ce36" office:value-type="float" office:value="11500675" calcext:value-type="float">
            <text:p><text:s text:c="3"/>11,500,675</text:p>
          </table:table-cell>
          <table:table-cell table:style-name="ce63" office:value-type="float" office:value="101" calcext:value-type="float">
            <text:p><text:s text:c="3"/>101</text:p>
          </table:table-cell>
          <table:table-cell table:style-name="ce63" office:value-type="float" office:value="639" calcext:value-type="float">
            <text:p><text:s text:c="3"/>639</text:p>
          </table:table-cell>
          <table:table-cell table:style-name="ce79" office:value-type="float" office:value="2.94" calcext:value-type="float">
            <text:p><text:s text:c="3"/>2.94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5" office:value-type="float" office:value="0" calcext:value-type="float">
            <text:p>－</text:p>
          </table:table-cell>
          <table:table-cell table:style-name="ce25" office:value-type="float" office:value="-0.03" calcext:value-type="float">
            <text:p><text:s text:c="3"/>－0.03</text:p>
          </table:table-cell>
          <table:table-cell table:style-name="ce25" office:value-type="float" office:value="0.12" calcext:value-type="float">
            <text:p><text:s/>0.12</text:p>
          </table:table-cell>
          <table:table-cell table:style-name="ce25" office:value-type="float" office:value="2" calcext:value-type="float">
            <text:p><text:s/>2.00</text:p>
          </table:table-cell>
          <table:table-cell table:style-name="ce25" office:value-type="float" office:value="0.32" calcext:value-type="float">
            <text:p><text:s/>0.32</text:p>
          </table:table-cell>
          <table:table-cell table:style-name="ce25" office:value-type="float" office:value="0.07" calcext:value-type="float">
            <text:p><text:s/>0.07</text:p>
          </table:table-cell>
          <table:table-cell table:style-name="ce25" office:value-type="float" office:value="0.56" calcext:value-type="float">
            <text:p><text:s/>0.56</text:p>
          </table:table-cell>
          <table:table-cell table:style-name="ce64" office:value-type="float" office:value="-0.98" calcext:value-type="float">
            <text:p>－ <text:s text:c="2"/>0.98</text:p>
          </table:table-cell>
          <table:table-cell table:style-name="ce68" office:value-type="float" office:value="0.31" calcext:value-type="float">
            <text:p><text:s/>0.31</text:p>
          </table:table-cell>
          <table:table-cell table:style-name="ce80" office:value-type="float" office:value="-1.67" calcext:value-type="float">
            <text:p>－ <text:s text:c="2"/>1.67</text:p>
          </table:table-cell>
          <table:table-cell table:style-name="ce84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26" office:value-type="float" office:value="0.03" calcext:value-type="float">
            <text:p><text:s/>0.03</text:p>
          </table:table-cell>
          <table:table-cell table:style-name="ce26" office:value-type="float" office:value="0.04" calcext:value-type="float">
            <text:p><text:s/>0.04</text:p>
          </table:table-cell>
          <table:table-cell table:style-name="ce26" office:value-type="float" office:value="0.15" calcext:value-type="float">
            <text:p><text:s/>0.15</text:p>
          </table:table-cell>
          <table:table-cell table:style-name="ce26" office:value-type="float" office:value="0.01" calcext:value-type="float">
            <text:p><text:s/>0.01</text:p>
          </table:table-cell>
          <table:table-cell table:style-name="ce54" office:value-type="string" calcext:value-type="string">
            <text:p>－ <text:s text:c="2"/>0.00</text:p>
          </table:table-cell>
          <table:table-cell table:style-name="ce26" office:value-type="float" office:value="0.03" calcext:value-type="float">
            <text:p><text:s/>0.03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81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69" table:number-columns-spanned="2" table:number-rows-spanned="1"/>
          <table:covered-table-cell table:style-name="ce69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70"/>
          <table:table-cell table:style-name="ce82" table:number-columns-repeated="1012"/>
        </table:table-row>
        <table:table-row table:style-name="ro16">
          <table:table-cell table:style-name="ce86" office:value-type="string" office:string-value=" 中 華 民 國 99 年 5 月 底" calcext:value-type="string" table:number-columns-spanned="12" table:number-rows-spanned="1">
            <text:p><text:s text:c="2"/>中 華 民 國 99 年 5 月 底 </text:p>
          </table:table-cell>
          <table:covered-table-cell table:number-columns-repeated="10" table:style-name="ce93"/>
          <table:covered-table-cell table:style-name="ce111"/>
          <table:table-cell table:style-name="ce82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7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2"/>
          <table:table-cell table:style-name="ce55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6" office:value-type="string" calcext:value-type="string">
            <text:p>人口密度 ( 每平</text:p>
          </table:table-cell>
          <table:table-cell table:style-name="ce72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7" office:value-type="string" calcext:value-type="string">
            <text:p>女</text:p>
          </table:table-cell>
          <table:table-cell table:style-name="ce56" office:value-type="string" calcext:value-type="string">
            <text:p>女子對男子數<text:span text:style-name="T7"> )</text:span></text:p>
          </table:table-cell>
          <table:table-cell table:style-name="ce67" office:value-type="string" calcext:value-type="string">
            <text:p>方公里人口數 )</text:p>
          </table:table-cell>
          <table:table-cell table:style-name="ce112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7" office:value-type="string" calcext:value-type="string">
            <text:p>總 <text:s text:c="6"/>計</text:p>
          </table:table-cell>
          <table:table-cell table:style-name="ce94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0" calcext:value-type="float">
            <text:p><text:s text:c="3"/>7,830</text:p>
          </table:table-cell>
          <table:table-cell table:style-name="ce30" office:value-type="float" office:value="147941" calcext:value-type="float">
            <text:p><text:s text:c="3"/>147,941</text:p>
          </table:table-cell>
          <table:table-cell table:style-name="ce32" office:value-type="float" office:value="7860131" calcext:value-type="float">
            <text:p><text:s text:c="3"/>7,860,131</text:p>
          </table:table-cell>
          <table:table-cell table:style-name="ce32" office:value-type="float" office:value="23135715" calcext:value-type="float">
            <text:p><text:s text:c="3"/>23,135,715</text:p>
          </table:table-cell>
          <table:table-cell table:style-name="ce30" office:value-type="float" office:value="11635040" calcext:value-type="float">
            <text:p><text:s text:c="3"/>11,635,040</text:p>
          </table:table-cell>
          <table:table-cell table:style-name="ce40" office:value-type="float" office:value="11500675" calcext:value-type="float">
            <text:p><text:s text:c="3"/>11,500,675</text:p>
          </table:table-cell>
          <table:table-cell table:style-name="ce106" office:value-type="float" office:value="101.168322728883" calcext:value-type="float">
            <text:p><text:s/>101 </text:p>
          </table:table-cell>
          <table:table-cell table:style-name="ce106" office:value-type="float" office:value="639.258839432445" calcext:value-type="float">
            <text:p><text:s/>639 </text:p>
          </table:table-cell>
          <table:table-cell table:style-name="ce113" office:value-type="float" office:value="2.94342613373747" calcext:value-type="float">
            <text:p><text:s/>2.94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臺灣地區</text:p>
          </table:table-cell>
          <table:table-cell table:style-name="ce95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71" calcext:value-type="float">
            <text:p><text:s text:c="3"/>7,771</text:p>
          </table:table-cell>
          <table:table-cell table:style-name="ce31" office:value-type="float" office:value="147039" calcext:value-type="float">
            <text:p><text:s text:c="3"/>147,039</text:p>
          </table:table-cell>
          <table:table-cell table:style-name="ce45" office:value-type="float" office:value="7826034" calcext:value-type="float">
            <text:p><text:s text:c="3"/>7,826,034</text:p>
          </table:table-cell>
          <table:table-cell table:style-name="ce45" office:value-type="float" office:value="23030692" calcext:value-type="float">
            <text:p><text:s text:c="3"/>23,030,692</text:p>
          </table:table-cell>
          <table:table-cell table:style-name="ce31" office:value-type="float" office:value="11580316" calcext:value-type="float">
            <text:p><text:s text:c="3"/>11,580,316</text:p>
          </table:table-cell>
          <table:table-cell table:style-name="ce105" office:value-type="float" office:value="11450376" calcext:value-type="float">
            <text:p><text:s text:c="3"/>11,450,376</text:p>
          </table:table-cell>
          <table:table-cell table:style-name="ce106" office:value-type="float" office:value="101.134809896199" calcext:value-type="float">
            <text:p><text:s/>101 </text:p>
          </table:table-cell>
          <table:table-cell table:style-name="ce106" office:value-type="float" office:value="639.596804956977" calcext:value-type="float">
            <text:p><text:s/>640 </text:p>
          </table:table-cell>
          <table:table-cell table:style-name="ce113" office:value-type="float" office:value="2.94283055759788" calcext:value-type="float">
            <text:p><text:s/>2.94 </text:p>
          </table:table-cell>
          <table:table-cell table:number-columns-repeated="1012"/>
        </table:table-row>
        <table:table-row table:style-name="ro17">
          <table:table-cell table:style-name="ce88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5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9" calcext:value-type="float">
            <text:p><text:s text:c="3"/>6,869</text:p>
          </table:table-cell>
          <table:table-cell table:style-name="ce31" office:value-type="float" office:value="129094" calcext:value-type="float">
            <text:p><text:s text:c="3"/>129,094</text:p>
          </table:table-cell>
          <table:table-cell table:style-name="ce45" office:value-type="float" office:value="6268968" calcext:value-type="float">
            <text:p><text:s text:c="3"/>6,268,968</text:p>
          </table:table-cell>
          <table:table-cell table:style-name="ce45" office:value-type="float" office:value="18898156" calcext:value-type="float">
            <text:p><text:s text:c="3"/>18,898,156</text:p>
          </table:table-cell>
          <table:table-cell table:style-name="ce31" office:value-type="float" office:value="9567655" calcext:value-type="float">
            <text:p><text:s text:c="3"/>9,567,655</text:p>
          </table:table-cell>
          <table:table-cell table:style-name="ce105" office:value-type="float" office:value="9330501" calcext:value-type="float">
            <text:p><text:s text:c="3"/>9,330,501</text:p>
          </table:table-cell>
          <table:table-cell table:style-name="ce106" office:value-type="float" office:value="102.541707031595" calcext:value-type="float">
            <text:p><text:s/>103 </text:p>
          </table:table-cell>
          <table:table-cell table:style-name="ce106" office:value-type="float" office:value="531.104445003148" calcext:value-type="float">
            <text:p><text:s/>531 </text:p>
          </table:table-cell>
          <table:table-cell table:style-name="ce113" office:value-type="float" office:value="3.01455614385015" calcext:value-type="float">
            <text:p><text:s/>3.01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臺北縣</text:p>
          </table:table-cell>
          <table:table-cell table:style-name="ce96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1951" calcext:value-type="float">
            <text:p><text:s text:c="3"/>21,951</text:p>
          </table:table-cell>
          <table:table-cell table:style-name="ce34" office:value-type="float" office:value="1388539" calcext:value-type="float">
            <text:p><text:s text:c="3"/>1,388,539</text:p>
          </table:table-cell>
          <table:table-cell table:style-name="ce34" office:value-type="float" office:value="3885507" calcext:value-type="float">
            <text:p><text:s text:c="3"/>3,885,507</text:p>
          </table:table-cell>
          <table:table-cell table:style-name="ce34" office:value-type="float" office:value="1931973" calcext:value-type="float">
            <text:p><text:s text:c="3"/>1,931,973</text:p>
          </table:table-cell>
          <table:table-cell table:style-name="ce34" office:value-type="float" office:value="1953534" calcext:value-type="float">
            <text:p><text:s text:c="3"/>1,953,534</text:p>
          </table:table-cell>
          <table:table-cell table:style-name="ce107" office:value-type="float" office:value="98.8963079219507" calcext:value-type="float">
            <text:p><text:s/>99 </text:p>
          </table:table-cell>
          <table:table-cell table:style-name="ce107" office:value-type="float" office:value="1892.9991410267" calcext:value-type="float">
            <text:p><text:s/>1,893 </text:p>
          </table:table-cell>
          <table:table-cell table:style-name="ce114" office:value-type="float" office:value="2.79826998017341" calcext:value-type="float">
            <text:p><text:s/>2.80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宜蘭縣</text:p>
          </table:table-cell>
          <table:table-cell table:style-name="ce96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2692" calcext:value-type="float">
            <text:p><text:s text:c="3"/>152,692</text:p>
          </table:table-cell>
          <table:table-cell table:style-name="ce34" office:value-type="float" office:value="461409" calcext:value-type="float">
            <text:p><text:s text:c="3"/>461,409</text:p>
          </table:table-cell>
          <table:table-cell table:style-name="ce34" office:value-type="float" office:value="235392" calcext:value-type="float">
            <text:p><text:s text:c="3"/>235,392</text:p>
          </table:table-cell>
          <table:table-cell table:style-name="ce34" office:value-type="float" office:value="226017" calcext:value-type="float">
            <text:p><text:s text:c="3"/>226,017</text:p>
          </table:table-cell>
          <table:table-cell table:style-name="ce107" office:value-type="float" office:value="104.147918076959" calcext:value-type="float">
            <text:p><text:s/>104 </text:p>
          </table:table-cell>
          <table:table-cell table:style-name="ce107" office:value-type="float" office:value="215.247059758724" calcext:value-type="float">
            <text:p><text:s/>215 </text:p>
          </table:table-cell>
          <table:table-cell table:style-name="ce114" office:value-type="float" office:value="3.02182825557331" calcext:value-type="float">
            <text:p><text:s/>3.02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桃園縣</text:p>
          </table:table-cell>
          <table:table-cell table:style-name="ce96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62649" calcext:value-type="float">
            <text:p><text:s text:c="3"/>662,649</text:p>
          </table:table-cell>
          <table:table-cell table:style-name="ce34" office:value-type="float" office:value="1990917" calcext:value-type="float">
            <text:p><text:s text:c="3"/>1,990,917</text:p>
          </table:table-cell>
          <table:table-cell table:style-name="ce34" office:value-type="float" office:value="1004420" calcext:value-type="float">
            <text:p><text:s text:c="3"/>1,004,420</text:p>
          </table:table-cell>
          <table:table-cell table:style-name="ce34" office:value-type="float" office:value="986497" calcext:value-type="float">
            <text:p><text:s text:c="3"/>986,497</text:p>
          </table:table-cell>
          <table:table-cell table:style-name="ce107" office:value-type="float" office:value="101.816832691838" calcext:value-type="float">
            <text:p><text:s/>102 </text:p>
          </table:table-cell>
          <table:table-cell table:style-name="ce107" office:value-type="float" office:value="1630.62408575589" calcext:value-type="float">
            <text:p><text:s/>1,631 </text:p>
          </table:table-cell>
          <table:table-cell table:style-name="ce114" office:value-type="float" office:value="3.00448201083832" calcext:value-type="float">
            <text:p><text:s/>3.00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新竹縣</text:p>
          </table:table-cell>
          <table:table-cell table:style-name="ce96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59220" calcext:value-type="float">
            <text:p><text:s text:c="3"/>159,220</text:p>
          </table:table-cell>
          <table:table-cell table:style-name="ce34" office:value-type="float" office:value="511855" calcext:value-type="float">
            <text:p><text:s text:c="3"/>511,855</text:p>
          </table:table-cell>
          <table:table-cell table:style-name="ce34" office:value-type="float" office:value="263608" calcext:value-type="float">
            <text:p><text:s text:c="3"/>263,608</text:p>
          </table:table-cell>
          <table:table-cell table:style-name="ce34" office:value-type="float" office:value="248247" calcext:value-type="float">
            <text:p><text:s text:c="3"/>248,247</text:p>
          </table:table-cell>
          <table:table-cell table:style-name="ce107" office:value-type="float" office:value="106.18778877489" calcext:value-type="float">
            <text:p><text:s/>106 </text:p>
          </table:table-cell>
          <table:table-cell table:style-name="ce107" office:value-type="float" office:value="358.558157060599" calcext:value-type="float">
            <text:p><text:s/>359 </text:p>
          </table:table-cell>
          <table:table-cell table:style-name="ce114" office:value-type="float" office:value="3.21476573294812" calcext:value-type="float">
            <text:p><text:s/>3.21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苗栗縣</text:p>
          </table:table-cell>
          <table:table-cell table:style-name="ce96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1289" calcext:value-type="float">
            <text:p><text:s text:c="3"/>171,289</text:p>
          </table:table-cell>
          <table:table-cell table:style-name="ce34" office:value-type="float" office:value="561319" calcext:value-type="float">
            <text:p><text:s text:c="3"/>561,319</text:p>
          </table:table-cell>
          <table:table-cell table:style-name="ce34" office:value-type="float" office:value="291646" calcext:value-type="float">
            <text:p><text:s text:c="3"/>291,646</text:p>
          </table:table-cell>
          <table:table-cell table:style-name="ce34" office:value-type="float" office:value="269673" calcext:value-type="float">
            <text:p><text:s text:c="3"/>269,673</text:p>
          </table:table-cell>
          <table:table-cell table:style-name="ce107" office:value-type="float" office:value="108.148016301224" calcext:value-type="float">
            <text:p><text:s/>108 </text:p>
          </table:table-cell>
          <table:table-cell table:style-name="ce107" office:value-type="float" office:value="308.363679273295" calcext:value-type="float">
            <text:p><text:s/>308 </text:p>
          </table:table-cell>
          <table:table-cell table:style-name="ce114" office:value-type="float" office:value="3.27702888101396" calcext:value-type="float">
            <text:p><text:s/>3.28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中縣</text:p>
          </table:table-cell>
          <table:table-cell table:style-name="ce96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3112" calcext:value-type="float">
            <text:p><text:s text:c="3"/>463,112</text:p>
          </table:table-cell>
          <table:table-cell table:style-name="ce34" office:value-type="float" office:value="1562567" calcext:value-type="float">
            <text:p><text:s text:c="3"/>1,562,567</text:p>
          </table:table-cell>
          <table:table-cell table:style-name="ce34" office:value-type="float" office:value="792465" calcext:value-type="float">
            <text:p><text:s text:c="3"/>792,465</text:p>
          </table:table-cell>
          <table:table-cell table:style-name="ce34" office:value-type="float" office:value="770102" calcext:value-type="float">
            <text:p><text:s text:c="3"/>770,102</text:p>
          </table:table-cell>
          <table:table-cell table:style-name="ce107" office:value-type="float" office:value="102.90390104168" calcext:value-type="float">
            <text:p><text:s/>103 </text:p>
          </table:table-cell>
          <table:table-cell table:style-name="ce107" office:value-type="float" office:value="761.681177878588" calcext:value-type="float">
            <text:p><text:s/>762 </text:p>
          </table:table-cell>
          <table:table-cell table:style-name="ce114" office:value-type="float" office:value="3.37405854307381" calcext:value-type="float">
            <text:p><text:s/>3.37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彰化縣</text:p>
          </table:table-cell>
          <table:table-cell table:style-name="ce96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3" calcext:value-type="float">
            <text:p><text:s text:c="3"/>9,063</text:p>
          </table:table-cell>
          <table:table-cell table:style-name="ce34" office:value-type="float" office:value="360999" calcext:value-type="float">
            <text:p><text:s text:c="3"/>360,999</text:p>
          </table:table-cell>
          <table:table-cell table:style-name="ce34" office:value-type="float" office:value="1310398" calcext:value-type="float">
            <text:p><text:s text:c="3"/>1,310,398</text:p>
          </table:table-cell>
          <table:table-cell table:style-name="ce34" office:value-type="float" office:value="673000" calcext:value-type="float">
            <text:p><text:s text:c="3"/>673,000</text:p>
          </table:table-cell>
          <table:table-cell table:style-name="ce34" office:value-type="float" office:value="637398" calcext:value-type="float">
            <text:p><text:s text:c="3"/>637,398</text:p>
          </table:table-cell>
          <table:table-cell table:style-name="ce107" office:value-type="float" office:value="105.585521134362" calcext:value-type="float">
            <text:p><text:s/>106 </text:p>
          </table:table-cell>
          <table:table-cell table:style-name="ce107" office:value-type="float" office:value="1219.66016254714" calcext:value-type="float">
            <text:p><text:s/>1,220 </text:p>
          </table:table-cell>
          <table:table-cell table:style-name="ce114" office:value-type="float" office:value="3.62992141252469" calcext:value-type="float">
            <text:p><text:s/>3.6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南投縣</text:p>
          </table:table-cell>
          <table:table-cell table:style-name="ce96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2" calcext:value-type="float">
            <text:p><text:s text:c="3"/>4,262</text:p>
          </table:table-cell>
          <table:table-cell table:style-name="ce34" office:value-type="float" office:value="169827" calcext:value-type="float">
            <text:p><text:s text:c="3"/>169,827</text:p>
          </table:table-cell>
          <table:table-cell table:style-name="ce34" office:value-type="float" office:value="529321" calcext:value-type="float">
            <text:p><text:s text:c="3"/>529,321</text:p>
          </table:table-cell>
          <table:table-cell table:style-name="ce34" office:value-type="float" office:value="272621" calcext:value-type="float">
            <text:p><text:s text:c="3"/>272,621</text:p>
          </table:table-cell>
          <table:table-cell table:style-name="ce34" office:value-type="float" office:value="256700" calcext:value-type="float">
            <text:p><text:s text:c="3"/>256,700</text:p>
          </table:table-cell>
          <table:table-cell table:style-name="ce107" office:value-type="float" office:value="106.202181534866" calcext:value-type="float">
            <text:p><text:s/>106 </text:p>
          </table:table-cell>
          <table:table-cell table:style-name="ce107" office:value-type="float" office:value="128.900340830832" calcext:value-type="float">
            <text:p><text:s/>129 </text:p>
          </table:table-cell>
          <table:table-cell table:style-name="ce114" office:value-type="float" office:value="3.11682476873524" calcext:value-type="float">
            <text:p><text:s/>3.12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雲林縣</text:p>
          </table:table-cell>
          <table:table-cell table:style-name="ce96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5" calcext:value-type="float">
            <text:p><text:s text:c="3"/>6,415</text:p>
          </table:table-cell>
          <table:table-cell table:style-name="ce34" office:value-type="float" office:value="227916" calcext:value-type="float">
            <text:p><text:s text:c="3"/>227,916</text:p>
          </table:table-cell>
          <table:table-cell table:style-name="ce34" office:value-type="float" office:value="720469" calcext:value-type="float">
            <text:p><text:s text:c="3"/>720,469</text:p>
          </table:table-cell>
          <table:table-cell table:style-name="ce34" office:value-type="float" office:value="376413" calcext:value-type="float">
            <text:p><text:s text:c="3"/>376,413</text:p>
          </table:table-cell>
          <table:table-cell table:style-name="ce34" office:value-type="float" office:value="344056" calcext:value-type="float">
            <text:p><text:s text:c="3"/>344,056</text:p>
          </table:table-cell>
          <table:table-cell table:style-name="ce107" office:value-type="float" office:value="109.404573674053" calcext:value-type="float">
            <text:p><text:s/>109 </text:p>
          </table:table-cell>
          <table:table-cell table:style-name="ce107" office:value-type="float" office:value="558.14286066218" calcext:value-type="float">
            <text:p><text:s/>558 </text:p>
          </table:table-cell>
          <table:table-cell table:style-name="ce114" office:value-type="float" office:value="3.16111637620878" calcext:value-type="float">
            <text:p><text:s/>3.16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嘉義縣</text:p>
          </table:table-cell>
          <table:table-cell table:style-name="ce96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5173" calcext:value-type="float">
            <text:p><text:s text:c="3"/>175,173</text:p>
          </table:table-cell>
          <table:table-cell table:style-name="ce34" office:value-type="float" office:value="545878" calcext:value-type="float">
            <text:p><text:s text:c="3"/>545,878</text:p>
          </table:table-cell>
          <table:table-cell table:style-name="ce34" office:value-type="float" office:value="284913" calcext:value-type="float">
            <text:p><text:s text:c="3"/>284,913</text:p>
          </table:table-cell>
          <table:table-cell table:style-name="ce34" office:value-type="float" office:value="260965" calcext:value-type="float">
            <text:p><text:s text:c="3"/>260,965</text:p>
          </table:table-cell>
          <table:table-cell table:style-name="ce107" office:value-type="float" office:value="109.176709520434" calcext:value-type="float">
            <text:p><text:s/>109 </text:p>
          </table:table-cell>
          <table:table-cell table:style-name="ce107" office:value-type="float" office:value="286.755345702255" calcext:value-type="float">
            <text:p><text:s/>287 </text:p>
          </table:table-cell>
          <table:table-cell table:style-name="ce114" office:value-type="float" office:value="3.11622224886255" calcext:value-type="float">
            <text:p><text:s/>3.12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南縣</text:p>
          </table:table-cell>
          <table:table-cell table:style-name="ce97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7329" calcext:value-type="float">
            <text:p><text:s text:c="3"/>367,329</text:p>
          </table:table-cell>
          <table:table-cell table:style-name="ce34" office:value-type="float" office:value="1102889" calcext:value-type="float">
            <text:p><text:s text:c="3"/>1,102,889</text:p>
          </table:table-cell>
          <table:table-cell table:style-name="ce34" office:value-type="float" office:value="563300" calcext:value-type="float">
            <text:p><text:s text:c="3"/>563,300</text:p>
          </table:table-cell>
          <table:table-cell table:style-name="ce34" office:value-type="float" office:value="539589" calcext:value-type="float">
            <text:p><text:s text:c="3"/>539,589</text:p>
          </table:table-cell>
          <table:table-cell table:style-name="ce107" office:value-type="float" office:value="104.394270453994" calcext:value-type="float">
            <text:p><text:s/>104 </text:p>
          </table:table-cell>
          <table:table-cell table:style-name="ce107" office:value-type="float" office:value="547.065921133726" calcext:value-type="float">
            <text:p><text:s/>547 </text:p>
          </table:table-cell>
          <table:table-cell table:style-name="ce114" office:value-type="float" office:value="3.00245556435784" calcext:value-type="float">
            <text:p><text:s/>3.00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高雄縣</text:p>
          </table:table-cell>
          <table:table-cell table:style-name="ce97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29904" calcext:value-type="float">
            <text:p><text:s text:c="3"/>429,904</text:p>
          </table:table-cell>
          <table:table-cell table:style-name="ce34" office:value-type="float" office:value="1243279" calcext:value-type="float">
            <text:p><text:s text:c="3"/>1,243,279</text:p>
          </table:table-cell>
          <table:table-cell table:style-name="ce34" office:value-type="float" office:value="637044" calcext:value-type="float">
            <text:p><text:s text:c="3"/>637,044</text:p>
          </table:table-cell>
          <table:table-cell table:style-name="ce34" office:value-type="float" office:value="606235" calcext:value-type="float">
            <text:p><text:s text:c="3"/>606,235</text:p>
          </table:table-cell>
          <table:table-cell table:style-name="ce107" office:value-type="float" office:value="105.082022647983" calcext:value-type="float">
            <text:p><text:s/>105 </text:p>
          </table:table-cell>
          <table:table-cell table:style-name="ce107" office:value-type="float" office:value="445.192966283502" calcext:value-type="float">
            <text:p><text:s/>445 </text:p>
          </table:table-cell>
          <table:table-cell table:style-name="ce114" office:value-type="float" office:value="2.89199216569281" calcext:value-type="float">
            <text:p><text:s/>2.89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屏東縣</text:p>
          </table:table-cell>
          <table:table-cell table:style-name="ce97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7" calcext:value-type="float">
            <text:p><text:s text:c="3"/>7,487</text:p>
          </table:table-cell>
          <table:table-cell table:style-name="ce34" office:value-type="float" office:value="275923" calcext:value-type="float">
            <text:p><text:s text:c="3"/>275,923</text:p>
          </table:table-cell>
          <table:table-cell table:style-name="ce34" office:value-type="float" office:value="879746" calcext:value-type="float">
            <text:p><text:s text:c="3"/>879,746</text:p>
          </table:table-cell>
          <table:table-cell table:style-name="ce34" office:value-type="float" office:value="452597" calcext:value-type="float">
            <text:p><text:s text:c="3"/>452,597</text:p>
          </table:table-cell>
          <table:table-cell table:style-name="ce34" office:value-type="float" office:value="427149" calcext:value-type="float">
            <text:p><text:s text:c="3"/>427,149</text:p>
          </table:table-cell>
          <table:table-cell table:style-name="ce107" office:value-type="float" office:value="105.957640074073" calcext:value-type="float">
            <text:p><text:s/>106 </text:p>
          </table:table-cell>
          <table:table-cell table:style-name="ce107" office:value-type="float" office:value="316.957020072379" calcext:value-type="float">
            <text:p><text:s/>317 </text:p>
          </table:table-cell>
          <table:table-cell table:style-name="ce114" office:value-type="float" office:value="3.18837501766797" calcext:value-type="float">
            <text:p><text:s/>3.19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東縣</text:p>
          </table:table-cell>
          <table:table-cell table:style-name="ce97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79990" calcext:value-type="float">
            <text:p><text:s text:c="3"/>79,990</text:p>
          </table:table-cell>
          <table:table-cell table:style-name="ce34" office:value-type="float" office:value="232226" calcext:value-type="float">
            <text:p><text:s text:c="3"/>232,226</text:p>
          </table:table-cell>
          <table:table-cell table:style-name="ce34" office:value-type="float" office:value="121634" calcext:value-type="float">
            <text:p><text:s text:c="3"/>121,634</text:p>
          </table:table-cell>
          <table:table-cell table:style-name="ce34" office:value-type="float" office:value="110592" calcext:value-type="float">
            <text:p><text:s text:c="3"/>110,592</text:p>
          </table:table-cell>
          <table:table-cell table:style-name="ce107" office:value-type="float" office:value="109.984447337963" calcext:value-type="float">
            <text:p><text:s/>110 </text:p>
          </table:table-cell>
          <table:table-cell table:style-name="ce107" office:value-type="float" office:value="66.0623933540366" calcext:value-type="float">
            <text:p><text:s/>66 </text:p>
          </table:table-cell>
          <table:table-cell table:style-name="ce114" office:value-type="float" office:value="2.90318789848731" calcext:value-type="float">
            <text:p><text:s/>2.90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花蓮縣</text:p>
          </table:table-cell>
          <table:table-cell table:style-name="ce97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337" calcext:value-type="float">
            <text:p><text:s text:c="3"/>120,337</text:p>
          </table:table-cell>
          <table:table-cell table:style-name="ce34" office:value-type="float" office:value="340423" calcext:value-type="float">
            <text:p><text:s text:c="3"/>340,423</text:p>
          </table:table-cell>
          <table:table-cell table:style-name="ce34" office:value-type="float" office:value="175644" calcext:value-type="float">
            <text:p><text:s text:c="3"/>175,644</text:p>
          </table:table-cell>
          <table:table-cell table:style-name="ce34" office:value-type="float" office:value="164779" calcext:value-type="float">
            <text:p><text:s text:c="3"/>164,779</text:p>
          </table:table-cell>
          <table:table-cell table:style-name="ce107" office:value-type="float" office:value="106.593680019905" calcext:value-type="float">
            <text:p><text:s/>107 </text:p>
          </table:table-cell>
          <table:table-cell table:style-name="ce107" office:value-type="float" office:value="73.5481794663468" calcext:value-type="float">
            <text:p><text:s/>74 </text:p>
          </table:table-cell>
          <table:table-cell table:style-name="ce114" office:value-type="float" office:value="2.82891380041051" calcext:value-type="float">
            <text:p><text:s/>2.8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澎湖縣</text:p>
          </table:table-cell>
          <table:table-cell table:style-name="ce97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3445" calcext:value-type="float">
            <text:p><text:s text:c="3"/>33,445</text:p>
          </table:table-cell>
          <table:table-cell table:style-name="ce34" office:value-type="float" office:value="96467" calcext:value-type="float">
            <text:p><text:s text:c="3"/>96,467</text:p>
          </table:table-cell>
          <table:table-cell table:style-name="ce34" office:value-type="float" office:value="49565" calcext:value-type="float">
            <text:p><text:s text:c="3"/>49,565</text:p>
          </table:table-cell>
          <table:table-cell table:style-name="ce34" office:value-type="float" office:value="46902" calcext:value-type="float">
            <text:p><text:s text:c="3"/>46,902</text:p>
          </table:table-cell>
          <table:table-cell table:style-name="ce107" office:value-type="float" office:value="105.677796256023" calcext:value-type="float">
            <text:p><text:s/>106 </text:p>
          </table:table-cell>
          <table:table-cell table:style-name="ce107" office:value-type="float" office:value="760.396361145509" calcext:value-type="float">
            <text:p><text:s/>760 </text:p>
          </table:table-cell>
          <table:table-cell table:style-name="ce114" office:value-type="float" office:value="2.8843474360891" calcext:value-type="float">
            <text:p><text:s/>2.88 </text:p>
          </table:table-cell>
          <table:table-cell table:number-columns-repeated="1012"/>
        </table:table-row>
        <table:table-row table:style-name="ro1">
          <table:table-cell table:style-name="ce89" office:value-type="string" calcext:value-type="string">
            <text:p>基隆市</text:p>
          </table:table-cell>
          <table:table-cell table:style-name="ce97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50" calcext:value-type="float">
            <text:p><text:s text:c="3"/>3,350</text:p>
          </table:table-cell>
          <table:table-cell table:style-name="ce34" office:value-type="float" office:value="146483" calcext:value-type="float">
            <text:p><text:s text:c="3"/>146,483</text:p>
          </table:table-cell>
          <table:table-cell table:style-name="ce34" office:value-type="float" office:value="386757" calcext:value-type="float">
            <text:p><text:s text:c="3"/>386,757</text:p>
          </table:table-cell>
          <table:table-cell table:style-name="ce34" office:value-type="float" office:value="194990" calcext:value-type="float">
            <text:p><text:s text:c="3"/>194,990</text:p>
          </table:table-cell>
          <table:table-cell table:style-name="ce34" office:value-type="float" office:value="191767" calcext:value-type="float">
            <text:p><text:s text:c="3"/>191,767</text:p>
          </table:table-cell>
          <table:table-cell table:style-name="ce107" office:value-type="float" office:value="101.680685415113" calcext:value-type="float">
            <text:p><text:s/>102 </text:p>
          </table:table-cell>
          <table:table-cell table:style-name="ce107" office:value-type="float" office:value="2913.22841632463" calcext:value-type="float">
            <text:p><text:s/>2,913 </text:p>
          </table:table-cell>
          <table:table-cell table:style-name="ce114" office:value-type="float" office:value="2.64028590348368" calcext:value-type="float">
            <text:p><text:s/>2.64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新竹市</text:p>
          </table:table-cell>
          <table:table-cell table:style-name="ce97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40068" calcext:value-type="float">
            <text:p><text:s text:c="3"/>140,068</text:p>
          </table:table-cell>
          <table:table-cell table:style-name="ce34" office:value-type="float" office:value="413384" calcext:value-type="float">
            <text:p><text:s text:c="3"/>413,384</text:p>
          </table:table-cell>
          <table:table-cell table:style-name="ce34" office:value-type="float" office:value="205324" calcext:value-type="float">
            <text:p><text:s text:c="3"/>205,324</text:p>
          </table:table-cell>
          <table:table-cell table:style-name="ce34" office:value-type="float" office:value="208060" calcext:value-type="float">
            <text:p><text:s text:c="3"/>208,060</text:p>
          </table:table-cell>
          <table:table-cell table:style-name="ce107" office:value-type="float" office:value="98.6849947130635" calcext:value-type="float">
            <text:p><text:s/>99 </text:p>
          </table:table-cell>
          <table:table-cell table:style-name="ce107" office:value-type="float" office:value="3969.02237678176" calcext:value-type="float">
            <text:p><text:s/>3,969 </text:p>
          </table:table-cell>
          <table:table-cell table:style-name="ce114" office:value-type="float" office:value="2.95130936402319" calcext:value-type="float">
            <text:p><text:s/>2.95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中市</text:p>
          </table:table-cell>
          <table:table-cell table:style-name="ce97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81156" calcext:value-type="float">
            <text:p><text:s text:c="3"/>381,156</text:p>
          </table:table-cell>
          <table:table-cell table:style-name="ce34" office:value-type="float" office:value="1077996" calcext:value-type="float">
            <text:p><text:s text:c="3"/>1,077,996</text:p>
          </table:table-cell>
          <table:table-cell table:style-name="ce34" office:value-type="float" office:value="524423" calcext:value-type="float">
            <text:p><text:s text:c="3"/>524,423</text:p>
          </table:table-cell>
          <table:table-cell table:style-name="ce34" office:value-type="float" office:value="553573" calcext:value-type="float">
            <text:p><text:s text:c="3"/>553,573</text:p>
          </table:table-cell>
          <table:table-cell table:style-name="ce107" office:value-type="float" office:value="94.7342084964404" calcext:value-type="float">
            <text:p><text:s/>95 </text:p>
          </table:table-cell>
          <table:table-cell table:style-name="ce107" office:value-type="float" office:value="6596.24930243487" calcext:value-type="float">
            <text:p><text:s/>6,596 </text:p>
          </table:table-cell>
          <table:table-cell table:style-name="ce114" office:value-type="float" office:value="2.82822781223436" calcext:value-type="float">
            <text:p><text:s/>2.83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嘉義市</text:p>
          </table:table-cell>
          <table:table-cell table:style-name="ce97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4850" calcext:value-type="float">
            <text:p><text:s text:c="3"/>94,850</text:p>
          </table:table-cell>
          <table:table-cell table:style-name="ce34" office:value-type="float" office:value="273444" calcext:value-type="float">
            <text:p><text:s text:c="3"/>273,444</text:p>
          </table:table-cell>
          <table:table-cell table:style-name="ce34" office:value-type="float" office:value="134608" calcext:value-type="float">
            <text:p><text:s text:c="3"/>134,608</text:p>
          </table:table-cell>
          <table:table-cell table:style-name="ce34" office:value-type="float" office:value="138836" calcext:value-type="float">
            <text:p><text:s text:c="3"/>138,836</text:p>
          </table:table-cell>
          <table:table-cell table:style-name="ce107" office:value-type="float" office:value="96.9546803422743" calcext:value-type="float">
            <text:p><text:s/>97 </text:p>
          </table:table-cell>
          <table:table-cell table:style-name="ce107" office:value-type="float" office:value="4555.45633862885" calcext:value-type="float">
            <text:p><text:s/>4,555 </text:p>
          </table:table-cell>
          <table:table-cell table:style-name="ce114" office:value-type="float" office:value="2.88290985767001" calcext:value-type="float">
            <text:p><text:s/>2.88 </text:p>
          </table:table-cell>
          <table:table-cell table:number-columns-repeated="1012"/>
        </table:table-row>
        <table:table-row table:style-name="ro17">
          <table:table-cell table:style-name="ce89" office:value-type="string" calcext:value-type="string">
            <text:p>臺南市</text:p>
          </table:table-cell>
          <table:table-cell table:style-name="ce97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3" calcext:value-type="float">
            <text:p><text:s text:c="3"/>233</text:p>
          </table:table-cell>
          <table:table-cell table:style-name="ce34" office:value-type="float" office:value="5053" calcext:value-type="float">
            <text:p><text:s text:c="3"/>5,053</text:p>
          </table:table-cell>
          <table:table-cell table:style-name="ce34" office:value-type="float" office:value="268067" calcext:value-type="float">
            <text:p><text:s text:c="3"/>268,067</text:p>
          </table:table-cell>
          <table:table-cell table:style-name="ce34" office:value-type="float" office:value="771905" calcext:value-type="float">
            <text:p><text:s text:c="3"/>771,905</text:p>
          </table:table-cell>
          <table:table-cell table:style-name="ce34" office:value-type="float" office:value="382075" calcext:value-type="float">
            <text:p><text:s text:c="3"/>382,075</text:p>
          </table:table-cell>
          <table:table-cell table:style-name="ce34" office:value-type="float" office:value="389830" calcext:value-type="float">
            <text:p><text:s text:c="3"/>389,830</text:p>
          </table:table-cell>
          <table:table-cell table:style-name="ce107" office:value-type="float" office:value="98.010671318267" calcext:value-type="float">
            <text:p><text:s/>98 </text:p>
          </table:table-cell>
          <table:table-cell table:style-name="ce107" office:value-type="float" office:value="4394.67313727187" calcext:value-type="float">
            <text:p><text:s/>4,395 </text:p>
          </table:table-cell>
          <table:table-cell table:style-name="ce114" office:value-type="float" office:value="2.87952265664927" calcext:value-type="float">
            <text:p><text:s/>2.88 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49" calcext:value-type="float">
            <text:p><text:s text:c="3"/>449</text:p>
          </table:table-cell>
          <table:table-cell table:style-name="ce30" office:value-type="float" office:value="9513" calcext:value-type="float">
            <text:p><text:s text:c="3"/>9,513</text:p>
          </table:table-cell>
          <table:table-cell table:style-name="ce30" office:value-type="float" office:value="973131" calcext:value-type="float">
            <text:p><text:s text:c="3"/>973,131</text:p>
          </table:table-cell>
          <table:table-cell table:style-name="ce30" office:value-type="float" office:value="2604150" calcext:value-type="float">
            <text:p><text:s text:c="3"/>2,604,150</text:p>
          </table:table-cell>
          <table:table-cell table:style-name="ce30" office:value-type="float" office:value="1257676" calcext:value-type="float">
            <text:p><text:s text:c="3"/>1,257,676</text:p>
          </table:table-cell>
          <table:table-cell table:style-name="ce30" office:value-type="float" office:value="1346474" calcext:value-type="float">
            <text:p><text:s text:c="3"/>1,346,474</text:p>
          </table:table-cell>
          <table:table-cell table:style-name="ce106" office:value-type="float" office:value="93.4051455876608" calcext:value-type="float">
            <text:p><text:s/>93 </text:p>
          </table:table-cell>
          <table:table-cell table:style-name="ce106" office:value-type="float" office:value="9581.13640302031" calcext:value-type="float">
            <text:p><text:s/>9,581 </text:p>
          </table:table-cell>
          <table:table-cell table:style-name="ce113" office:value-type="float" office:value="2.67605286441394" calcext:value-type="float">
            <text:p><text:s/>2.68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3" office:value-type="float" office:value="8432" calcext:value-type="float">
            <text:p><text:s text:c="3"/>8,432</text:p>
          </table:table-cell>
          <table:table-cell table:style-name="ce30" office:value-type="float" office:value="583935" calcext:value-type="float">
            <text:p><text:s text:c="3"/>583,935</text:p>
          </table:table-cell>
          <table:table-cell table:style-name="ce30" office:value-type="float" office:value="1528386" calcext:value-type="float">
            <text:p><text:s text:c="3"/>1,528,386</text:p>
          </table:table-cell>
          <table:table-cell table:style-name="ce30" office:value-type="float" office:value="754985" calcext:value-type="float">
            <text:p><text:s text:c="3"/>754,985</text:p>
          </table:table-cell>
          <table:table-cell table:style-name="ce30" office:value-type="float" office:value="773401" calcext:value-type="float">
            <text:p><text:s text:c="3"/>773,401</text:p>
          </table:table-cell>
          <table:table-cell table:style-name="ce106" office:value-type="float" office:value="97.618829042114" calcext:value-type="float">
            <text:p><text:s/>98 </text:p>
          </table:table-cell>
          <table:table-cell table:style-name="ce106" office:value-type="float" office:value="9950.90261451228" calcext:value-type="float">
            <text:p><text:s/>9,951 </text:p>
          </table:table-cell>
          <table:table-cell table:style-name="ce113" office:value-type="float" office:value="2.61739063423155" calcext:value-type="float">
            <text:p><text:s/>2.62 </text:p>
          </table:table-cell>
          <table:table-cell table:number-columns-repeated="1012"/>
        </table:table-row>
        <table:table-row table:style-name="ro1">
          <table:table-cell table:style-name="ce87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097" calcext:value-type="float">
            <text:p><text:s text:c="3"/>34,097</text:p>
          </table:table-cell>
          <table:table-cell table:style-name="ce30" office:value-type="float" office:value="105023" calcext:value-type="float">
            <text:p><text:s text:c="3"/>105,023</text:p>
          </table:table-cell>
          <table:table-cell table:style-name="ce30" office:value-type="float" office:value="54724" calcext:value-type="float">
            <text:p><text:s text:c="3"/>54,724</text:p>
          </table:table-cell>
          <table:table-cell table:style-name="ce30" office:value-type="float" office:value="50299" calcext:value-type="float">
            <text:p><text:s text:c="3"/>50,299</text:p>
          </table:table-cell>
          <table:table-cell table:style-name="ce106" office:value-type="float" office:value="108.797391598243" calcext:value-type="float">
            <text:p><text:s/>109 </text:p>
          </table:table-cell>
          <table:table-cell table:style-name="ce106" office:value-type="float" office:value="581.986744691227" calcext:value-type="float">
            <text:p><text:s/>582 </text:p>
          </table:table-cell>
          <table:table-cell table:style-name="ce113" office:value-type="float" office:value="3.08012435111593" calcext:value-type="float">
            <text:p><text:s/>3.08 </text:p>
          </table:table-cell>
          <table:table-cell table:number-columns-repeated="1012"/>
        </table:table-row>
        <table:table-row table:style-name="ro18">
          <table:table-cell table:style-name="ce89" office:value-type="string" calcext:value-type="string">
            <text:p>金門縣</text:p>
          </table:table-cell>
          <table:table-cell table:style-name="ce97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2031" calcext:value-type="float">
            <text:p><text:s text:c="3"/>32,031</text:p>
          </table:table-cell>
          <table:table-cell table:style-name="ce34" office:value-type="float" office:value="95038" calcext:value-type="float">
            <text:p><text:s text:c="3"/>95,038</text:p>
          </table:table-cell>
          <table:table-cell table:style-name="ce34" office:value-type="float" office:value="48937" calcext:value-type="float">
            <text:p><text:s text:c="3"/>48,937</text:p>
          </table:table-cell>
          <table:table-cell table:style-name="ce34" office:value-type="float" office:value="46101" calcext:value-type="float">
            <text:p><text:s text:c="3"/>46,101</text:p>
          </table:table-cell>
          <table:table-cell table:style-name="ce107" office:value-type="float" office:value="106.151710375046" calcext:value-type="float">
            <text:p><text:s/>106 </text:p>
          </table:table-cell>
          <table:table-cell table:style-name="ce107" office:value-type="float" office:value="626.668249195548" calcext:value-type="float">
            <text:p><text:s/>627 </text:p>
          </table:table-cell>
          <table:table-cell table:style-name="ce114" office:value-type="float" office:value="2.96706315756611" calcext:value-type="float">
            <text:p><text:s/>2.97 </text:p>
          </table:table-cell>
          <table:table-cell table:number-columns-repeated="1012"/>
        </table:table-row>
        <table:table-row table:style-name="ro18">
          <table:table-cell table:style-name="ce89" office:value-type="string" calcext:value-type="string">
            <text:p>連江縣</text:p>
          </table:table-cell>
          <table:table-cell table:style-name="ce97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066" calcext:value-type="float">
            <text:p><text:s text:c="3"/>2,066</text:p>
          </table:table-cell>
          <table:table-cell table:style-name="ce34" office:value-type="float" office:value="9985" calcext:value-type="float">
            <text:p><text:s text:c="3"/>9,985</text:p>
          </table:table-cell>
          <table:table-cell table:style-name="ce34" office:value-type="float" office:value="5787" calcext:value-type="float">
            <text:p><text:s text:c="3"/>5,787</text:p>
          </table:table-cell>
          <table:table-cell table:style-name="ce34" office:value-type="float" office:value="4198" calcext:value-type="float">
            <text:p><text:s text:c="3"/>4,198</text:p>
          </table:table-cell>
          <table:table-cell table:style-name="ce108" office:value-type="float" office:value="137.851357789424" calcext:value-type="float">
            <text:p><text:s/>138 </text:p>
          </table:table-cell>
          <table:table-cell table:style-name="ce107" office:value-type="float" office:value="346.701388888889" calcext:value-type="float">
            <text:p><text:s/>347 </text:p>
          </table:table-cell>
          <table:table-cell table:style-name="ce114" office:value-type="float" office:value="4.83301064859632" calcext:value-type="float">
            <text:p><text:s/>4.83 </text:p>
          </table:table-cell>
          <table:table-cell table:number-columns-repeated="1012"/>
        </table:table-row>
        <table:table-row table:style-name="ro18">
          <table:table-cell table:style-name="ce90" office:value-type="string" calcext:value-type="string">
            <text:p>東沙群島</text:p>
          </table:table-cell>
          <table:table-cell table:style-name="ce98" office:value-type="float" office:value="2.38" calcext:value-type="float">
            <text:p><text:s text:c="3"/>2.3800</text:p>
          </table:table-cell>
          <table:table-cell table:style-name="ce100" office:value-type="float" office:value="0" calcext:value-type="float">
            <text:p>— </text:p>
          </table:table-cell>
          <table:table-cell table:number-columns-repeated="8" table:style-name="ce101" office:value-type="float" office:value="0" calcext:value-type="float">
            <text:p>— </text:p>
          </table:table-cell>
          <table:table-cell table:style-name="ce115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90" office:value-type="string" calcext:value-type="string">
            <text:p>南沙群島</text:p>
          </table:table-cell>
          <table:table-cell table:style-name="ce98" office:value-type="float" office:value="0.4896" calcext:value-type="float">
            <text:p><text:s text:c="3"/>0.4896</text:p>
          </table:table-cell>
          <table:table-cell table:number-columns-repeated="9" table:style-name="ce101" office:value-type="float" office:value="0" calcext:value-type="float">
            <text:p>— </text:p>
          </table:table-cell>
          <table:table-cell table:style-name="ce115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91"/>
          <table:table-cell table:style-name="ce99"/>
          <table:table-cell table:style-name="ce102" table:number-columns-repeated="7"/>
          <table:table-cell table:style-name="ce109" table:number-columns-repeated="2"/>
          <table:table-cell table:style-name="ce116"/>
          <table:table-cell table:style-name="ce117" table:number-columns-repeated="244"/>
          <table:table-cell table:style-name="ce119" table:number-columns-repeated="768"/>
        </table:table-row>
        <table:table-row table:style-name="ro17">
          <table:table-cell table:style-name="ce92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10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6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9"/>
          <table:table-cell table:style-name="ce118"/>
          <table:table-cell table:style-name="ce117" table:number-columns-repeated="1011"/>
        </table:table-row>
        <table:table-row table:style-name="ro14">
          <table:table-cell table:style-name="ce92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4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46:23</meta:creation-date>
    <dc:creator>user</dc:creator>
    <dc:date>2010-06-07T17:47:08</dc:date>
    <meta:print-date>2010-06-07T17:46:55</meta:print-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